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0" style:family="paragraph" style:parent-style-name="Text_20_body">
      <style:paragraph-properties fo:margin-left="0in" fo:margin-right="0in" fo:margin-top="0in" fo:margin-bottom="0in" fo:text-indent="0in" style:auto-text-indent="false"/>
      <style:text-properties style:font-name="Times New Roman"/>
    </style:style>
    <style:style style:name="P11"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4"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5" style:family="paragraph" style:parent-style-name="Standard">
      <style:paragraph-properties fo:margin-left="1in" fo:margin-right="0in" fo:text-indent="0in" style:auto-text-indent="false"/>
      <style:text-properties fo:font-style="italic" style:font-style-asian="italic" style:font-style-complex="italic"/>
    </style:style>
    <style:style style:name="P16" style:family="paragraph" style:parent-style-name="Standard">
      <style:paragraph-properties fo:margin-left="1in" fo:margin-right="0in" fo:text-indent="0in" style:auto-text-indent="false"/>
      <style:text-properties fo:font-style="normal" style:font-style-asian="normal" style:font-style-complex="normal"/>
    </style:style>
    <style:style style:name="P17"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18"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fo:font-style="italic" style:font-style-asian="italic" style:font-style-complex="italic"/>
    </style:style>
    <style:style style:name="P21" style:family="paragraph" style:parent-style-name="Standard">
      <style:paragraph-properties fo:margin-left="0.5in" fo:margin-right="0in" fo:text-indent="0in" style:auto-text-indent="false"/>
      <style:text-properties fo:font-style="normal" style:font-style-asian="normal" style:font-style-complex="normal"/>
    </style:style>
    <style:style style:name="P22"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3" style:family="paragraph" style:parent-style-name="Text_20_body">
      <style:paragraph-properties fo:margin-left="0.5in" fo:margin-right="0in" fo:margin-top="0in" fo:margin-bottom="0in" fo:text-indent="0in" style:auto-text-indent="false"/>
    </style:style>
    <style:style style:name="P24" style:family="paragraph" style:parent-style-name="Text_20_body">
      <style:paragraph-properties fo:margin-left="0.5in" fo:margin-right="0in" fo:margin-top="0in" fo:margin-bottom="0in" fo:text-indent="0in" style:auto-text-indent="false"/>
      <style:text-properties style:font-name="Times New Roman"/>
    </style:style>
    <style:style style:name="P25"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6"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7"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28" style:family="paragraph" style:parent-style-name="Date">
      <style:paragraph-properties fo:margin-left="2.5in" fo:margin-right="0in" fo:text-indent="0in" style:auto-text-indent="false"/>
    </style:style>
    <style:style style:name="P29" style:family="paragraph" style:parent-style-name="Text_20_body">
      <style:paragraph-properties fo:margin-top="0in" fo:margin-bottom="0in"/>
    </style:style>
    <style:style style:name="P30" style:family="paragraph" style:parent-style-name="Text_20_body">
      <style:paragraph-properties fo:margin-top="0in" fo:margin-bottom="0in"/>
      <style:text-properties style:font-name="Times New Roman"/>
    </style:style>
    <style:style style:name="P31" style:family="paragraph" style:parent-style-name="Text_20_body">
      <style:text-properties fo:font-style="italic" style:font-style-asian="italic" style:font-style-complex="italic"/>
    </style:style>
    <style:style style:name="P32"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4" style:family="paragraph" style:parent-style-name="Contents_20_2">
      <style:paragraph-properties>
        <style:tab-stops>
          <style:tab-stop style:position="5.5252in" style:type="right" style:leader-style="dotted" style:leader-text="."/>
        </style:tab-stops>
      </style:paragraph-properties>
    </style:style>
    <style:style style:name="P35"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36"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list-style-name="L1">
      <style:paragraph-properties fo:margin-top="0in" fo:margin-bottom="0in"/>
      <style:text-properties style:font-name="Times New Roman"/>
    </style:style>
    <style:style style:name="P39" style:family="paragraph" style:parent-style-name="Text_20_body" style:list-style-name="L1">
      <style:paragraph-properties fo:margin-top="0in" fo:margin-bottom="0in"/>
      <style:text-properties style:font-name="Times New Roman"/>
    </style:style>
    <style:style style:name="P40" style:family="paragraph" style:parent-style-name="Text_20_body" style:list-style-name="L1">
      <style:paragraph-properties fo:margin-top="0in" fo:margin-bottom="0in"/>
      <style:text-properties style:font-name="Times New Roman"/>
    </style:style>
    <style:style style:name="P41" style:family="paragraph" style:parent-style-name="Text_20_body" style:list-style-name="L1">
      <style:paragraph-properties fo:margin-top="0in" fo:margin-bottom="0in"/>
      <style:text-properties style:font-name="Times New Roman"/>
    </style:style>
    <style:style style:name="P42" style:family="paragraph" style:parent-style-name="Text_20_body" style:list-style-name="L1">
      <style:paragraph-properties fo:margin-top="0in" fo:margin-bottom="0in"/>
      <style:text-properties style:font-name="Times New Roman"/>
    </style:style>
    <style:style style:name="P43" style:family="paragraph" style:parent-style-name="Text_20_body" style:list-style-name="L2">
      <style:paragraph-properties fo:margin-top="0in" fo:margin-bottom="0in"/>
      <style:text-properties style:font-name="Times New Roman"/>
    </style:style>
    <style:style style:name="P44" style:family="paragraph" style:parent-style-name="Text_20_body" style:list-style-name="L2">
      <style:paragraph-properties fo:margin-top="0in" fo:margin-bottom="0in"/>
      <style:text-properties style:font-name="Times New Roman"/>
    </style:style>
    <style:style style:name="P45" style:family="paragraph" style:parent-style-name="Text_20_body" style:list-style-name="L2">
      <style:paragraph-properties fo:margin-top="0in" fo:margin-bottom="0in"/>
      <style:text-properties style:font-name="Times New Roman"/>
    </style:style>
    <style:style style:name="P46" style:family="paragraph" style:parent-style-name="Text_20_body" style:list-style-name="L2">
      <style:paragraph-properties fo:margin-top="0in" fo:margin-bottom="0in"/>
      <style:text-properties style:font-name="Times New Roman"/>
    </style:style>
    <style:style style:name="P47" style:family="paragraph" style:parent-style-name="Text_20_body" style:list-style-name="L2">
      <style:paragraph-properties fo:margin-top="0in" fo:margin-bottom="0in"/>
      <style:text-properties style:font-name="Times New Roman"/>
    </style:style>
    <style:style style:name="P48" style:family="paragraph" style:parent-style-name="Text_20_body" style:list-style-name="L2">
      <style:paragraph-properties fo:margin-top="0in" fo:margin-bottom="0in"/>
      <style:text-properties style:font-name="Times New Roman"/>
    </style:style>
    <style:style style:name="P49" style:family="paragraph" style:parent-style-name="Text_20_body" style:list-style-name="L2">
      <style:paragraph-properties fo:margin-top="0in" fo:margin-bottom="0in"/>
      <style:text-properties style:font-name="Times New Roman"/>
    </style:style>
    <style:style style:name="P50" style:family="paragraph" style:parent-style-name="Text_20_body" style:list-style-name="L2">
      <style:paragraph-properties fo:margin-top="0in" fo:margin-bottom="0in"/>
      <style:text-properties style:font-name="Times New Roman"/>
    </style:style>
    <style:style style:name="P51" style:family="paragraph" style:parent-style-name="Text_20_body" style:list-style-name="L2">
      <style:paragraph-properties fo:margin-top="0in" fo:margin-bottom="0in"/>
      <style:text-properties style:font-name="Times New Roman"/>
    </style:style>
    <style:style style:name="P52" style:family="paragraph" style:parent-style-name="Text_20_body" style:list-style-name="L2">
      <style:paragraph-properties fo:margin-top="0in" fo:margin-bottom="0in"/>
      <style:text-properties style:font-name="Times New Roman"/>
    </style:style>
    <style:style style:name="P53" style:family="paragraph" style:parent-style-name="Text_20_body" style:list-style-name="L2">
      <style:paragraph-properties fo:margin-top="0in" fo:margin-bottom="0in"/>
      <style:text-properties style:font-name="Times New Roman"/>
    </style:style>
    <style:style style:name="P54" style:family="paragraph" style:parent-style-name="Text_20_body" style:list-style-name="L2">
      <style:paragraph-properties fo:margin-top="0in" fo:margin-bottom="0in"/>
      <style:text-properties style:font-name="Times New Roman"/>
    </style:style>
    <style:style style:name="P55" style:family="paragraph" style:parent-style-name="Text_20_body" style:list-style-name="L2">
      <style:paragraph-properties fo:margin-top="0in" fo:margin-bottom="0in"/>
      <style:text-properties style:font-name="Times New Roman"/>
    </style:style>
    <style:style style:name="P56" style:family="paragraph" style:parent-style-name="Text_20_body" style:list-style-name="L2">
      <style:paragraph-properties fo:margin-top="0in" fo:margin-bottom="0in"/>
      <style:text-properties style:font-name="Times New Roman"/>
    </style:style>
    <style:style style:name="P57" style:family="paragraph" style:parent-style-name="Text_20_body" style:list-style-name="L2">
      <style:paragraph-properties fo:margin-top="0in" fo:margin-bottom="0in"/>
      <style:text-properties style:font-name="Times New Roman"/>
    </style:style>
    <style:style style:name="P58" style:family="paragraph" style:parent-style-name="Text_20_body" style:list-style-name="L2">
      <style:paragraph-properties fo:margin-top="0in" fo:margin-bottom="0in"/>
      <style:text-properties style:font-name="Times New Roman"/>
    </style:style>
    <style:style style:name="P59" style:family="paragraph" style:parent-style-name="Text_20_body" style:list-style-name="L2">
      <style:paragraph-properties fo:margin-top="0in" fo:margin-bottom="0in"/>
      <style:text-properties style:font-name="Times New Roman"/>
    </style:style>
    <style:style style:name="P60" style:family="paragraph" style:parent-style-name="Text_20_body" style:list-style-name="L2">
      <style:paragraph-properties fo:margin-top="0in" fo:margin-bottom="0in"/>
      <style:text-properties style:font-name="Times New Roman"/>
    </style:style>
    <style:style style:name="P61" style:family="paragraph" style:parent-style-name="Text_20_body" style:list-style-name="L2">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style>
    <style:style style:name="P64" style:family="paragraph" style:parent-style-name="Text_20_body" style:list-style-name="L2">
      <style:paragraph-properties fo:margin-top="0in" fo:margin-bottom="0in"/>
    </style:style>
    <style:style style:name="P65" style:family="paragraph" style:parent-style-name="Text_20_body" style:list-style-name="L2">
      <style:paragraph-properties fo:margin-top="0in" fo:margin-bottom="0in"/>
    </style:style>
    <style:style style:name="P66" style:family="paragraph" style:parent-style-name="Text_20_body" style:list-style-name="L2">
      <style:paragraph-properties fo:margin-top="0in" fo:margin-bottom="0in"/>
    </style:style>
    <style:style style:name="P67" style:family="paragraph" style:parent-style-name="Text_20_body" style:list-style-name="L2">
      <style:paragraph-properties fo:margin-top="0in" fo:margin-bottom="0in"/>
    </style:style>
    <style:style style:name="P68" style:family="paragraph" style:parent-style-name="Text_20_body" style:list-style-name="L2">
      <style:paragraph-properties fo:margin-top="0in" fo:margin-bottom="0in"/>
    </style:style>
    <style:style style:name="P69" style:family="paragraph" style:parent-style-name="Text_20_body" style:list-style-name="L2">
      <style:paragraph-properties fo:margin-top="0in" fo:margin-bottom="0in"/>
    </style:style>
    <style:style style:name="P70" style:family="paragraph" style:parent-style-name="Text_20_body" style:list-style-name="L2">
      <style:paragraph-properties fo:margin-top="0in" fo:margin-bottom="0in"/>
    </style:style>
    <style:style style:name="P71" style:family="paragraph" style:parent-style-name="Text_20_body" style:list-style-name="L2">
      <style:paragraph-properties fo:margin-top="0in" fo:margin-bottom="0in"/>
    </style:style>
    <style:style style:name="P72" style:family="paragraph" style:parent-style-name="Text_20_body" style:list-style-name="L2">
      <style:paragraph-properties fo:margin-top="0in" fo:margin-bottom="0in"/>
    </style:style>
    <style:style style:name="P73" style:family="paragraph" style:parent-style-name="Text_20_body" style:list-style-name="L2">
      <style:paragraph-properties fo:margin-top="0in" fo:margin-bottom="0in"/>
    </style:style>
    <style:style style:name="P74" style:family="paragraph" style:parent-style-name="Text_20_body" style:list-style-name="L2">
      <style:paragraph-properties fo:margin-top="0in" fo:margin-bottom="0in"/>
    </style:style>
    <style:style style:name="P75" style:family="paragraph" style:parent-style-name="Text_20_body" style:list-style-name="L2">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2">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3">
      <style:paragraph-properties fo:margin-top="0in" fo:margin-bottom="0in"/>
    </style:style>
    <style:style style:name="P91" style:family="paragraph" style:parent-style-name="Text_20_body" style:list-style-name="L3">
      <style:paragraph-properties fo:margin-top="0in" fo:margin-bottom="0in"/>
    </style:style>
    <style:style style:name="P92" style:family="paragraph" style:parent-style-name="Text_20_body" style:list-style-name="L3">
      <style:paragraph-properties fo:margin-top="0in" fo:margin-bottom="0in"/>
    </style:style>
    <style:style style:name="P93" style:family="paragraph" style:parent-style-name="Text_20_body" style:list-style-name="L3">
      <style:paragraph-properties fo:margin-top="0in" fo:margin-bottom="0in"/>
    </style:style>
    <style:style style:name="P94" style:family="paragraph" style:parent-style-name="Text_20_body" style:list-style-name="L3">
      <style:paragraph-properties fo:margin-top="0in" fo:margin-bottom="0in"/>
      <style:text-properties fo:font-style="italic" style:font-style-asian="italic" style:font-style-complex="italic"/>
    </style:style>
    <style:style style:name="P95" style:family="paragraph" style:parent-style-name="Text_20_body" style:list-style-name="L3">
      <style:paragraph-properties fo:margin-top="0in" fo:margin-bottom="0in"/>
      <style:text-properties fo:font-style="italic" style:font-style-asian="italic" style:font-style-complex="italic"/>
    </style:style>
    <style:style style:name="P96" style:family="paragraph" style:parent-style-name="Text_20_body" style:list-style-name="L3">
      <style:paragraph-properties fo:margin-top="0in" fo:margin-bottom="0in"/>
    </style:style>
    <style:style style:name="P97" style:family="paragraph" style:parent-style-name="Text_20_body" style:list-style-name="L3">
      <style:paragraph-properties fo:margin-top="0in" fo:margin-bottom="0in"/>
    </style:style>
    <style:style style:name="P98" style:family="paragraph" style:parent-style-name="Text_20_body" style:list-style-name="L3">
      <style:paragraph-properties fo:margin-top="0in" fo:margin-bottom="0in"/>
    </style:style>
    <style:style style:name="P99" style:family="paragraph" style:parent-style-name="Text_20_body" style:list-style-name="L3">
      <style:paragraph-properties fo:margin-top="0in" fo:margin-bottom="0in"/>
    </style:style>
    <style:style style:name="P100"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1"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2"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3" style:family="paragraph" style:parent-style-name="Text_20_body" style:list-style-name="L2">
      <style:paragraph-properties fo:margin-left="0in" fo:margin-right="0in" fo:margin-top="0in" fo:margin-bottom="0in" fo:text-indent="0in" style:auto-text-indent="false"/>
    </style:style>
    <style:style style:name="P104" style:family="paragraph" style:parent-style-name="Text_20_body" style:list-style-name="L2">
      <style:paragraph-properties fo:margin-left="0in" fo:margin-right="0in" fo:margin-top="0in" fo:margin-bottom="0in" fo:text-indent="0in" style:auto-text-indent="false"/>
    </style:style>
    <style:style style:name="P10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06"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0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0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0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1"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12"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3"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4"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115" style:family="paragraph" style:parent-style-name="Text_20_body" style:list-style-name="L2">
      <style:paragraph-properties fo:margin-left="0.5in" fo:margin-right="0in" fo:margin-top="0in" fo:margin-bottom="0in" fo:text-indent="0in" style:auto-text-indent="false"/>
    </style:style>
    <style:style style:name="P116" style:family="paragraph" style:parent-style-name="Text_20_body" style:list-style-name="L2">
      <style:paragraph-properties fo:margin-left="0.5in" fo:margin-right="0in" fo:margin-top="0in" fo:margin-bottom="0in" fo:text-indent="0in" style:auto-text-indent="false"/>
    </style:style>
    <style:style style:name="P117" style:family="paragraph" style:parent-style-name="Text_20_body" style:list-style-name="L2">
      <style:paragraph-properties fo:margin-left="0.5in" fo:margin-right="0in" fo:margin-top="0in" fo:margin-bottom="0in" fo:text-indent="0in" style:auto-text-indent="false"/>
    </style:style>
    <style:style style:name="P118" style:family="paragraph" style:parent-style-name="Text_20_body" style:list-style-name="L2">
      <style:paragraph-properties fo:margin-left="0.5in" fo:margin-right="0in" fo:margin-top="0in" fo:margin-bottom="0in" fo:text-indent="0in" style:auto-text-indent="false"/>
    </style:style>
    <style:style style:name="P119" style:family="paragraph" style:parent-style-name="Text_20_body" style:list-style-name="L2">
      <style:paragraph-properties fo:margin-left="0.5in" fo:margin-right="0in" fo:margin-top="0in" fo:margin-bottom="0in" fo:text-indent="0in" style:auto-text-indent="false"/>
    </style:style>
    <style:style style:name="P120" style:family="paragraph" style:parent-style-name="Text_20_body" style:list-style-name="L2">
      <style:paragraph-properties fo:margin-left="0.5in" fo:margin-right="0in" fo:margin-top="0in" fo:margin-bottom="0in" fo:text-indent="0in" style:auto-text-indent="false"/>
    </style:style>
    <style:style style:name="P121" style:family="paragraph" style:parent-style-name="Text_20_body" style:list-style-name="L2">
      <style:paragraph-properties fo:margin-left="0.5in" fo:margin-right="0in" fo:margin-top="0in" fo:margin-bottom="0in" fo:text-indent="0in" style:auto-text-indent="false"/>
    </style:style>
    <style:style style:name="P122" style:family="paragraph" style:parent-style-name="Text_20_body" style:list-style-name="L2">
      <style:paragraph-properties fo:margin-left="0.5in" fo:margin-right="0in" fo:margin-top="0in" fo:margin-bottom="0in" fo:text-indent="0in" style:auto-text-indent="false"/>
    </style:style>
    <style:style style:name="P123" style:family="paragraph" style:parent-style-name="Text_20_body" style:list-style-name="L2">
      <style:paragraph-properties fo:margin-left="0.5in" fo:margin-right="0in" fo:margin-top="0in" fo:margin-bottom="0in" fo:text-indent="0in" style:auto-text-indent="false"/>
    </style:style>
    <style:style style:name="P124" style:family="paragraph" style:parent-style-name="Text_20_body" style:list-style-name="L2">
      <style:paragraph-properties fo:margin-left="0.5in" fo:margin-right="0in" fo:margin-top="0in" fo:margin-bottom="0in" fo:text-indent="0in" style:auto-text-indent="false"/>
    </style:style>
    <style:style style:name="P125" style:family="paragraph" style:parent-style-name="Text_20_body" style:list-style-name="L2">
      <style:paragraph-properties fo:margin-left="0.5in" fo:margin-right="0in" fo:margin-top="0in" fo:margin-bottom="0in" fo:text-indent="0in" style:auto-text-indent="false"/>
    </style:style>
    <style:style style:name="P126" style:family="paragraph" style:parent-style-name="Text_20_body" style:list-style-name="L2">
      <style:paragraph-properties fo:margin-left="0.5in" fo:margin-right="0in" fo:margin-top="0in" fo:margin-bottom="0in" fo:text-indent="0in" style:auto-text-indent="false"/>
    </style:style>
    <style:style style:name="P12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2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2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9" style:family="paragraph" style:parent-style-name="Body_20_Text_20_First_20_Indent" style:list-style-name="L2"/>
    <style:style style:name="P140" style:family="paragraph" style:parent-style-name="Standard" style:list-style-name="L2"/>
    <style:style style:name="P141" style:family="paragraph" style:parent-style-name="Standard" style:list-style-name="L2"/>
    <style:style style:name="P142" style:family="paragraph" style:parent-style-name="Standard" style:list-style-name="L2"/>
    <style:style style:name="P143" style:family="paragraph" style:parent-style-name="Standard" style:list-style-name="L2"/>
    <style:style style:name="P144"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145"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6"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7"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9"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50" style:family="paragraph" style:parent-style-name="Standard" style:list-style-name="L2"/>
    <style:style style:name="P151" style:family="paragraph" style:parent-style-name="Standard" style:list-style-name="L2"/>
    <style:style style:name="P152" style:family="paragraph" style:parent-style-name="Standard" style:list-style-name="L2"/>
    <style:style style:name="P153"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4"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5"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6"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9pt" style:font-style-asian="italic" style:font-size-complex="9pt" style:font-style-complex="italic"/>
    </style:style>
    <style:style style:name="P157" style:family="paragraph" style:parent-style-name="Heading_20_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XCAT 2.x MySQL Setup</text:p>
      <text:p text:style-name="P6"><text:s/></text:p>
      <text:p text:style-name="P28">Date: 07/08/2009</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3"><text:a xlink:type="simple" xlink:href="#1.Switch to the MySQL database on the Management Node|outline">1.0 Switch to the MySQL database on the Management Node<text:tab/>1</text:a></text:p>
          <text:p text:style-name="P34"><text:a xlink:type="simple" xlink:href="#1.1.Install MySQL|outline">1.1 Install MySQL<text:tab/>1</text:a></text:p>
          <text:p text:style-name="P34"><text:a xlink:type="simple" xlink:href="#1.2.Configure MySQL|outline">1.2 Configure MySQL<text:tab/>2</text:a></text:p>
          <text:p text:style-name="P34"><text:a xlink:type="simple" xlink:href="#1.3.Migrate xCAT data to MySQL|outline">1.3 Migrate xCAT data to MySQL<text:tab/>6</text:a></text:p>
          <text:p text:style-name="P34"><text:a xlink:type="simple" xlink:href="#1.4.Hierarchy|outline">1.4 Hierarchy<text:tab/>6</text:a></text:p>
          <text:p text:style-name="P34"><text:a xlink:type="simple" xlink:href="#1.5.Add ODBC support|outline">1.5 Add ODBC support<text:tab/>6</text:a></text:p>
          <text:p text:style-name="P34"><text:a xlink:type="simple" xlink:href="#1.6.Removing MySQL database|outline">1.6 Removing MySQL database<text:tab/>9</text:a></text:p>
          <text:p text:style-name="P34"><text:a xlink:type="simple" xlink:href="#1.7.References|outline">1.7 References<text:tab/>9</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5.1-1 is provided as a convenience to help simplify the installation of MySQL on an AIX system. <text:s/>This RPM includes version 5.1.26 of MySQL, (mysql-5.1.26-rc-aix5.3-powerpc.tar.gz) which is available from http://dev.mysql.com/downloads/mysql/5.1.html#aix.</text:p>
      <text:p text:style-name="Standard"/>
      <text:p text:style-name="Standard">You will also need to install perl-DBD-mysql.</text:p>
      <text:p text:style-name="Standard"/>
      <text:p text:style-name="Standard">Both of these packages are included in the xcat-deps.tar.gz file that was downloaded when setting up the xCAT management node. <text:s/></text:p>
      <text:p text:style-name="Standard"/>
      <text:p text:style-name="Standard">To install the packages use the following commands:</text:p>
      <text:p text:style-name="Standard"/>
      <text:p text:style-name="P20">rpm -i xcat-mysql-5.1-1.aix5.3.ppc.rpm</text:p>
      <text:p text:style-name="P20">rpm -i perl-DBD-mysql-4.007-1.aix5.3.ppc.rpm</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30">To set up the MySQL <text:s/>database on the Management Node follow these steps. </text:p>
      <text:p text:style-name="P30">(See <text:a xlink:type="simple" xlink:href="http://dev.mysql.com/doc/refman/5.1/en/installing-binary.html">http://dev.mysql.com/doc/refman/5.1/en/installing-binary.html</text:a> for additional details.)</text:p>
      <text:p text:style-name="P30"/>
      <text:p text:style-name="P30">This example assumes:</text:p>
      <text:p text:style-name="P30"/>
      <text:list text:style-name="L1">
        <text:list-item>
          <text:p text:style-name="P38">mn20: <text:s/>hostname of management node </text:p>
        </text:list-item>
        <text:list-item>
          <text:p text:style-name="P38">xcatdb: <text:s/>database name</text:p>
        </text:list-item>
        <text:list-item>
          <text:p text:style-name="P38">mysql: <text:s/>database role (aka user)</text:p>
        </text:list-item>
        <text:list-item>
          <text:p text:style-name="P38">xcatadmin <text:s/>database user id used by xCAT for access</text:p>
        </text:list-item>
        <text:list-item>
          <text:p text:style-name="P38">xcat201: <text:s/>database password for xcatadmin </text:p>
        </text:list-item>
      </text:list>
      <text:p text:style-name="P30"/>
      <text:p text:style-name="P30"/>
      <text:p text:style-name="P30"/>
      <text:p text:style-name="P30">Substitute your addresses and desired database administration, password and database name as appropriate.</text:p>
      <text:p text:style-name="P30"/>
      <text:p text:style-name="P30">On <text:s/>AIX: The example assumes that <text:span text:style-name="T1">mysql</text:span> it was installed in <text:span text:style-name="T2">/usr/local and commands and the database <text:s/>is under /usr/local/mysql </text:span><text:s/>directory. </text:p>
      <text:p text:style-name="P30">On Linux: <text:s/>mysql is already installed in /usr/bin and the database is in /var/lib/mysql ( tested on Redhat).</text:p>
      <text:p text:style-name="P30">Set your paths accordingly. </text:p>
      <text:p text:style-name="P30"/>
      <text:list text:style-name="L2">
        <text:list-item>
          <text:p text:style-name="P63"><text:span text:style-name="T6">For AIX, add a login user and group for </text:span><text:span text:style-name="Strong_20_Emphasis"><text:span text:style-name="T6">mysqld</text:span></text:span><text:span text:style-name="T6"> ( this is probably already there on <text:s/>Linux): </text:span></text:p>
          <text:p text:style-name="P100"><text:s text:c="12"/>add the group <text:s/>mysql</text:p>
          <text:p text:style-name="P105">add the user <text:s text:c="3"/>mysql</text:p>
          <text:p text:style-name="P100"/>
        </text:list-item>
        <text:list-item>
          <text:p text:style-name="P43">On AIX, Update permissions on installed mysql</text:p>
          <text:list>
            <text:list-item>
              <text:list>
                <text:list-header>
                  <text:p text:style-name="P100"><text:soft-page-break/>cd /usr/local/mysql</text:p>
                  <text:p text:style-name="P103"><text:span text:style-name="Source_20_Text"><text:span text:style-name="T7">chown -R mysql .</text:span></text:span></text:p>
                  <text:p text:style-name="P103"><text:span text:style-name="Source_20_Text"><text:span text:style-name="T7">chgrp -R mysql .</text:span></text:span></text:p>
                </text:list-header>
              </text:list>
            </text:list-item>
          </text:list>
          <text:p text:style-name="P115"><text:span text:style-name="Source_20_Text"><text:span text:style-name="T7"/></text:span></text:p>
        </text:list-item>
        <text:list-item>
          <text:p text:style-name="P43">Create the MySQL data directory and initialize the grant tables: </text:p>
          <text:p text:style-name="P115"><text:span text:style-name="T7">On AIX: /usr/local/mysql/</text:span><text:span text:style-name="Source_20_Text"><text:span text:style-name="T7">scripts/mysql_install_db --user=mysql</text:span></text:span></text:p>
          <text:p text:style-name="P115"><text:span text:style-name="Source_20_Text"><text:span text:style-name="T7">On Linux: /usr/bin/mysql_install_db --user=mysql</text:span></text:span></text:p>
          <text:p text:style-name="P43"/>
        </text:list-item>
        <text:list-item>
          <text:p text:style-name="P43">Edit Server config file to run <text:s/>in ASCI-QUOTES mode ( required)</text:p>
          <text:p text:style-name="P140"><text:s text:c="8"/>On AIX:</text:p>
          <text:p text:style-name="P140"><text:s text:c="3"/><text:span text:style-name="T8"><text:s text:c="9"/>cp /usr/local/mysql/support-files/my-large.cnf <text:s/>/etc/my.cnf</text:span></text:p>
          <text:p text:style-name="P140"><text:span text:style-name="T8"><text:s text:c="8"/></text:span><text:span text:style-name="T9"><text:s/></text:span></text:p>
          <text:p text:style-name="P35"><text:s text:c="6"/><text:span text:style-name="T3"><text:s/>On Linux and AIX: <text:s/>edit /etc/my.cnf . </text:span></text:p>
          <text:p text:style-name="P35"><text:s text:c="13"/><text:span text:style-name="T3">under the # The MySQL server [mysqld] <text:s text:c="3"/>section</text:span></text:p>
          <text:p text:style-name="P140"><text:span text:style-name="T8"><text:s text:c="13"/></text:span><text:span text:style-name="T9">add the following line:</text:span><text:span text:style-name="T8"> <text:s text:c="6"/>sql_mode = ANSI_QUOTES </text:span></text:p>
          <text:p text:style-name="P144"/>
        </text:list-item>
        <text:list-item>
          <text:p text:style-name="P145">For large systems you may also need to increase max_connections to the database in the my.cnf file. The default is 100. <text:s/>These defaults can be seen with the SHOW VARIABLES statement. <text:s/>( see below). <text:s text:c="2"/>To increate max_connections, add this line to the configuration file:</text:p>
          <text:p text:style-name="P145"><text:s text:c="8"/></text:p>
          <text:p text:style-name="P145"><text:s text:c="4"/>max_connections=300 </text:p>
          <text:p text:style-name="P145">Other system variables might also need to change: </text:p>
          <text:p text:style-name="P145">http://dev.mysql.com/doc/refman/5.1/en/server-system-variables.html#sysvar_max_connections</text:p>
        </text:list-item>
      </text:list>
      <text:p text:style-name="P5"/>
      <text:list text:style-name="L2" text:continue-numbering="true">
        <text:list-header>
          <text:p text:style-name="P115"><text:span text:style-name="Strong_20_Emphasis"><text:span text:style-name="T8"/></text:span></text:p>
        </text:list-header>
        <text:list-item>
          <text:p text:style-name="P43">On AIX:Update permissions for root to own database</text:p>
          <text:p text:style-name="P111">cd /usr/local/mysql</text:p>
          <text:p text:style-name="P115"><text:span text:style-name="Source_20_Text"><text:span text:style-name="T8">chown -R root .</text:span></text:span></text:p>
          <text:p text:style-name="P115"><text:span text:style-name="Strong_20_Emphasis"><text:span text:style-name="T8">chown -R mysql data</text:span></text:span></text:p>
          <text:p text:style-name="P43"/>
        </text:list-item>
        <text:list-item>
          <text:p text:style-name="P43">Start the MySQL server ( running as root must use the --user option):</text:p>
        </text:list-item>
      </text:list>
      <text:p text:style-name="P30"><text:s text:c="24"/></text:p>
      <text:p text:style-name="P30"><text:s text:c="25"/><text:span text:style-name="Source_20_Text"><text:span text:style-name="T7">On AIX:</text:span></text:span></text:p>
      <text:list text:style-name="L2" text:continue-numbering="true">
        <text:list-header>
          <text:p text:style-name="P115"><text:span text:style-name="T7">/usr/local/mysql/</text:span><text:span text:style-name="Source_20_Text"><text:span text:style-name="T7">bin/mysqld_safe --user=mysql &amp;</text:span></text:span></text:p>
          <text:p text:style-name="P115"><text:span text:style-name="Source_20_Text"><text:span text:style-name="T7">On Linux:</text:span></text:span></text:p>
          <text:p text:style-name="P115"><text:span text:style-name="Source_20_Text"><text:span text:style-name="T7">/usr/bin/mysqld_safe --user=mysql &amp; <text:s/>or</text:span></text:span></text:p>
          <text:p text:style-name="P115"><text:span text:style-name="Source_20_Text"><text:span text:style-name="T7">service mysqld start </text:span></text:span></text:p>
          <text:p text:style-name="P115"><text:span text:style-name="Source_20_Text"><text:span text:style-name="T7"/></text:span></text:p>
        </text:list-header>
      </text:list>
      <text:p text:style-name="P23"><text:span text:style-name="Source_20_Text"><text:span text:style-name="T7">Note: if you get errors such as :</text:span></text:span></text:p>
      <text:p text:style-name="P23"><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3"><text:span text:style-name="Source_20_Text"><text:span text:style-name="T7"/></text:span></text:p>
      <text:p text:style-name="P23"><text:soft-page-break/><text:span text:style-name="Source_20_Text"><text:span text:style-name="T7">Run the command ulimit -a and check the setting for memory:</text:span></text:span></text:p>
      <text:p text:style-name="P23"><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3"><text:span text:style-name="Source_20_Text"><text:span text:style-name="T7"/></text:span></text:p>
      <text:p text:style-name="P23"><text:span text:style-name="Source_20_Text"><text:span text:style-name="T7">Change the ulimit memory setting to unlimited.</text:span></text:span></text:p>
      <text:list text:style-name="L2" text:continue-numbering="true">
        <text:list-header>
          <text:p text:style-name="P115"><text:span text:style-name="Source_20_Text"><text:span text:style-name="T7"/></text:span></text:p>
        </text:list-header>
        <text:list-item>
          <text:p text:style-name="P63"><text:span text:style-name="Source_20_Text">Setup MySQL to make sure it is started automatically on reboot of the Management Node</text:span></text:p>
          <text:p text:style-name="P63"><text:span text:style-name="Source_20_Text"><text:s text:c="2"/>On AIX:</text:span></text:p>
          <text:p text:style-name="P139"><text:span text:style-name="Source_20_Text"><text:s text:c="5"/>In the /etc/inittab, add the following line <text:s text:c="2"/>and make sure it is started before the restart of xcatd.</text:span></text:p>
          <text:p text:style-name="P63"><text:span text:style-name="Source_20_Text"/></text:p>
          <text:p text:style-name="P63"><text:span text:style-name="Source_20_Text">mysql:2:once:</text:span><text:span text:style-name="Source_20_Text"><text:span text:style-name="T7">/usr/local/mysql/bin/mysqld_safe --user=mysql &amp;</text:span></text:span></text:p>
          <text:p text:style-name="P63"><text:span text:style-name="Source_20_Text"><text:span text:style-name="T7"/></text:span></text:p>
        </text:list-item>
      </text:list>
      <text:p text:style-name="P29"><text:span text:style-name="Source_20_Text"><text:span text:style-name="T7"><text:s text:c="17"/>On Linux:</text:span></text:span></text:p>
      <text:p text:style-name="P29"><text:span text:style-name="Source_20_Text"><text:span text:style-name="T7"/></text:span></text:p>
      <text:p text:style-name="P29"><text:span text:style-name="Source_20_Text"><text:span text:style-name="T7"><text:s text:c="20"/>chkconfig mysqld on</text:span></text:span></text:p>
      <text:p text:style-name="P29"><text:span text:style-name="Source_20_Text"><text:span text:style-name="T7"><text:s text:c="20"/></text:span></text:span></text:p>
      <text:p text:style-name="P29"><text:span text:style-name="Source_20_Text"><text:span text:style-name="T7"/></text:span></text:p>
      <text:p text:style-name="P29"><text:span text:style-name="Source_20_Text"><text:span text:style-name="T7"/></text:span></text:p>
      <text:list text:style-name="L2" text:continue-numbering="true">
        <text:list-item>
          <text:p text:style-name="P63"><text:span text:style-name="Source_20_Text">Change Admin password</text:span></text:p>
          <text:p text:style-name="P63"><text:span text:style-name="Source_20_Text">ON AIX:</text:span></text:p>
          <text:p text:style-name="P63"><text:span text:style-name="Source_20_Text">/usr/local/mysql/bin/</text:span><text:span text:style-name="Source_20_Text">mysqladmin -u root password 'new-password'</text:span></text:p>
          <text:p text:style-name="P63"><text:span text:style-name="Source_20_Text">On Linux:</text:span></text:p>
          <text:p text:style-name="P63"><text:span text:style-name="Source_20_Text">/usr/bin/mysqladmin -u root password 'new-password'</text:span></text:p>
          <text:p text:style-name="P63"><text:span text:style-name="Source_20_Text"><text:span text:style-name="T6"/></text:span></text:p>
          <text:p text:style-name="P63"><text:span text:style-name="Source_20_Text"><text:span text:style-name="T6"/></text:span></text:p>
          <text:p text:style-name="P63"><text:span text:style-name="Source_20_Text"><text:span text:style-name="T6"/></text:span></text:p>
          <text:p text:style-name="P63"><text:span text:style-name="Source_20_Text"><text:span text:style-name="T6"/></text:span></text:p>
        </text:list-item>
        <text:list-item>
          <text:p text:style-name="P63"><text:span text:style-name="Source_20_Text"><text:span text:style-name="T6">If command fails, </text:span></text:span></text:p>
          <text:p text:style-name="P63"><text:span text:style-name="Source_20_Text">On AIX: check the /usr/local/mysql/data/mn20.err file. </text:span></text:p>
          <text:p text:style-name="P63"><text:span text:style-name="Source_20_Text">On Linux: check /var/log/mysqld.log</text:span></text:p>
          <text:p text:style-name="P63"><text:span text:style-name="Source_20_Text"><text:span text:style-name="T6"/></text:span></text:p>
          <text:p text:style-name="P63"><text:span text:style-name="Source_20_Text"><text:span text:style-name="T6"/></text:span></text:p>
          <text:p text:style-name="P63"><text:span text:style-name="Source_20_Text"><text:span text:style-name="T6"/></text:span></text:p>
        </text:list-item>
        <text:list-item>
          <text:p text:style-name="P63"><text:span text:style-name="Source_20_Text"><text:span text:style-name="T6">To stop MySQL server run the following command:</text:span></text:span></text:p>
          <text:p text:style-name="P63"><text:soft-page-break/><text:span text:style-name="Source_20_Text"><text:span text:style-name="T6"/></text:span></text:p>
          <text:p text:style-name="P63"><text:span text:style-name="Source_20_Text">On AIX: /usr/local/mysql/bin/mysqladmin -u root -p shutdown</text:span></text:p>
          <text:p text:style-name="P63"><text:span text:style-name="Source_20_Text">On Linux: /usr/bin/mysqladmin -u root -p shutdown</text:span></text:p>
        </text:list-item>
      </text:list>
      <text:p text:style-name="P29"><text:span text:style-name="Source_20_Text"><text:s text:c="16"/>or service mysqld stop</text:span></text:p>
      <text:list text:style-name="L2" text:continue-numbering="true">
        <text:list-header>
          <text:p text:style-name="P63"><text:span text:style-name="Source_20_Text"><text:span text:style-name="T6"/></text:span></text:p>
          <text:p text:style-name="P63"><text:span text:style-name="Source_20_Text"><text:span text:style-name="T6"/></text:span></text:p>
          <text:p text:style-name="P43"/>
        </text:list-header>
        <text:list-item>
          <text:p text:style-name="P43">Create the <text:span text:style-name="T2">xcatdb</text:span> database.</text:p>
          <text:p text:style-name="P105">On AIX: /usr/local/mysql/bin/mysql <text:s/>-u root -p</text:p>
          <text:p text:style-name="P105">On Linux: /usr/bin/mysql -u root -p</text:p>
          <text:p text:style-name="P105">Enter password: <text:s text:c="3"/></text:p>
          <text:p text:style-name="P105">mysql &gt; CREATE DATABASE xcatdb;</text:p>
          <text:p text:style-name="P105"/>
        </text:list-item>
      </text:list>
      <text:p text:style-name="List_20_Continue"><text:s/></text:p>
      <text:list text:style-name="L2" text:continue-numbering="true">
        <text:list-header>
          <text:p text:style-name="P43"/>
        </text:list-header>
        <text:list-item>
          <text:p text:style-name="P43">Create the xcat admin id with password <text:s/>xcat201 and set permissions.</text:p>
        </text:list-item>
      </text:list>
      <text:p text:style-name="Text_20_body"><text:s text:c="25"/>On AIX:<text:span text:style-name="T2">/usr/local/mysql/bin/mysql <text:s/>-u root -p</text:span></text:p>
      <text:p text:style-name="P31"><text:s text:c="25"/>On Linux: /usr/bin/mysql -u root -p</text:p>
      <text:list text:style-name="L2" text:continue-numbering="true">
        <text:list-header>
          <text:p text:style-name="P140"><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xcatadmin'@'&lt;servicenode ip(s)&gt;' IDENTIFIED BY 'xcat201';</text:p>
      <text:p text:style-name="Text_20_body"><text:s text:c="20"/>Substitute your own admin id name and password and management <text:s text:c="10"/>node and service node ip address or name. </text:p>
      <text:list text:style-name="L2" text:continue-numbering="true">
        <text:list-item>
          <text:p text:style-name="P43">Check the user table.</text:p>
          <text:p text:style-name="P43"><text:s text:c="10"/>mysql &gt; SELECT host, user FROM mysql.user;</text:p>
          <text:p text:style-name="P43"/>
        </text:list-item>
        <text:list-item>
          <text:p text:style-name="P43">Check system variables</text:p>
          <text:p text:style-name="P43"><text:s text:c="10"/>mysql &gt; SHOW VARIABLES</text:p>
          <text:p text:style-name="P43"/>
          <text:p text:style-name="P43"/>
        </text:list-item>
        <text:list-item>
          <text:p text:style-name="P43"><text:s/>Check the defined databases.</text:p>
          <text:p text:style-name="P112">mysql &gt; SHOW DATABASES;</text:p>
          <text:p text:style-name="P112"/>
        </text:list-item>
        <text:list-item>
          <text:p text:style-name="P43">To run commands against the <text:span text:style-name="T2">xcatdb </text:span><text:span text:style-name="T4">database you can enter MySQL commands as follows:</text:span></text:p>
        </text:list-item>
      </text:list>
      <text:p text:style-name="P14">mysql &gt; use xcatdb;</text:p>
      <text:p text:style-name="P14">mysql &gt; SHOW TABLES;</text:p>
      <text:p text:style-name="P14">mysql &gt; DESCRIBE &lt;table name&gt;;</text:p>
      <text:p text:style-name="P14"><text:soft-page-break/></text:p>
      <text:p text:style-name="P30"/>
      <text:p text:style-name="P24">To exit:</text:p>
      <text:p text:style-name="P14">mysql &gt; quit;</text:p>
      <text:h text:style-name="Heading_20_2" text:outline-level="2">Migrate xCAT data to MySQL</text:h>
      <text:p text:style-name="Standard"/>
      <text:p text:style-name="P29"/>
      <text:list text:style-name="L3">
        <text:list-item>
          <text:p text:style-name="P90">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27">mkdir -p ~/xcat-dbback</text:p>
          <text:p text:style-name="P127">dumpxCATdb -p ~/xcat-dbback</text:p>
          <text:p text:style-name="P90"/>
        </text:list-item>
        <text:list-item>
          <text:p text:style-name="P90">/etc/xcat/cfgloc should contain the following line, substituting your specific info. This points the xCAT database access code to the new database.</text:p>
          <text:p text:style-name="P127">mysql:dbname=xcatdb;host=mn20|xcatadmin|xcat201</text:p>
          <text:p text:style-name="P127">Note: may need to use long hostname or ip address</text:p>
          <text:p text:style-name="P127"><text:s text:c="2"/>mysql:dbname=xcatdb;host=mn20.cluster.net|xcatadmin|xcat201 <text:s text:c="2"/></text:p>
          <text:p text:style-name="P90"/>
          <text:p text:style-name="P94"/>
          <text:p text:style-name="P90"/>
        </text:list-item>
        <text:list-item>
          <text:p text:style-name="P90">Restore your database to MySQL (bypass mode runs the command without xcatd):</text:p>
          <text:p text:style-name="P127">XCATBYPASS=1 restorexCATdb -p ~/xcat-dbback</text:p>
          <text:p text:style-name="P90"/>
        </text:list-item>
        <text:list-item>
          <text:p text:style-name="P90">Start the xcatd daemon using the MySQL database </text:p>
          <text:p text:style-name="P127"><text:span text:style-name="T4">On AIX: <text:s text:c="3"/></text:span>xcatstart <text:span text:style-name="T4"><text:line-break/>On Linux: <text:s/></text:span>service xcatd restart</text:p>
          <text:p text:style-name="P127"/>
          <text:p text:style-name="P94"/>
        </text:list-item>
      </text:list>
      <text:p text:style-name="P13"><text:s text:c="4"/></text:p>
      <text:p text:style-name="P13"/>
      <text:h text:style-name="P9"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2">For Linux, read the <text:a xlink:type="simple" xlink:href="https://xcat.svn.sourceforge.net/svnroot/xcat/xcat-core/trunk/xCAT-client/share/doc/xCAT2advanced.pdf">xCAT2 Advanced Cookboo</text:a>k, section on Postgresql and just substitute MySQL as your database. </text:p>
      <text:p text:style-name="P32"/>
      <text:h text:style-name="Heading_20_2" text:outline-level="2">Add ODBC support</text:h>
      <text:p text:style-name="Standard"><text:s text:c="4"/>1. Install ODBC package and MySQL connector.</text:p>
      <text:p text:style-name="P19"><text:soft-page-break/>On AIX:</text:p>
      <text:p text:style-name="P19"><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19"/>
      <text:p text:style-name="P19">To install the packages use the following commands:</text:p>
      <text:p text:style-name="P19"/>
      <text:p text:style-name="P15">rpm -i mysql-connector-odbc-*</text:p>
      <text:p text:style-name="P15">rpm -i unixODBC-*</text:p>
      <text:p text:style-name="P20"/>
      <text:p text:style-name="P21">On Linux:</text:p>
      <text:p text:style-name="P21"><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1"><text:s text:c="4"/>For RedHat and Fedora:</text:p>
      <text:p text:style-name="P16">unixODBC-*</text:p>
      <text:p text:style-name="P16">mysql-connector-odbc-*</text:p>
      <text:p text:style-name="P21"><text:s text:c="4"/>For SLES:</text:p>
      <text:p text:style-name="P16">unixODBC-*</text:p>
      <text:p text:style-name="P16">mysql-client-*</text:p>
      <text:p text:style-name="P16">libmysqlclient*</text:p>
      <text:p text:style-name="P16">MyODBC-unixODBC-*</text:p>
      <text:p text:style-name="P21"><text:s text:c="4"/>Please note that MyODBC-unixODBC rpm cab be found in SDK CD 1 for SLES 11. <text:s/></text:p>
      <text:p text:style-name="P21"><text:a xlink:type="simple" xlink:href="http://xcat.sourceforge.net/yum/xcat-dep/"/></text:p>
      <text:p text:style-name="Standard"><text:s text:c="4"/>2. Configure ODBC</text:p>
      <text:p text:style-name="P19"><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19"/>
      <text:p text:style-name="P19">First find the ODBC driver. For AIX, RH and Fedora:</text:p>
      <text:p text:style-name="P15">rpm -ql mysql-connector-odbc</text:p>
      <text:p text:style-name="P21">For SLES:</text:p>
      <text:p text:style-name="P15">rpm -ql MyODBC-unixODBC</text:p>
      <text:p text:style-name="P21">It will list the file names come for the MySQL connector. Pick the one that is called libmyodbc#.so as the driver and put it into odbcinst.ini file.</text:p>
      <text:p text:style-name="P21"/>
      <text:p text:style-name="P15">vi odbcinst.ini</text:p>
      <text:p text:style-name="P17">[MySQL]</text:p>
      <text:p text:style-name="P17">Description = ODBC for MySQL</text:p>
      <text:p text:style-name="P17">Driver <text:s text:c="5"/>= /usr/lib64/libmyodbc3.so</text:p>
      <text:p text:style-name="P19"/>
      <text:p text:style-name="P19">Next, configure the DSN for ODBC: </text:p>
      <text:p text:style-name="P15">vi odbc.ini</text:p>
      <text:p text:style-name="P17">[xCATDB]</text:p>
      <text:p text:style-name="P17">Driver <text:s text:c="2"/>= MySQL</text:p>
      <text:p text:style-name="P17"><text:soft-page-break/>SERVER <text:s text:c="2"/>= mn20</text:p>
      <text:p text:style-name="P17">PORT <text:s text:c="4"/>= 3306</text:p>
      <text:p text:style-name="P17">DATABASE = xcatdb</text:p>
      <text:p text:style-name="P22">Then, put the admin user id and password for xcatdb database on the root's home directory so that user root will not have to specify them when accessing the database through ODBC:</text:p>
      <text:p text:style-name="P17">vi /root/.odbc.ini</text:p>
      <text:p text:style-name="P17">[xCATDB]</text:p>
      <text:p text:style-name="P17">SERVER = mn20</text:p>
      <text:p text:style-name="P17">DATABASE = xcatdb</text:p>
      <text:p text:style-name="P17">USER <text:s text:c="4"/>= xcatadmin</text:p>
      <text:p text:style-name="P17">PASSWORD = xcat20l</text:p>
      <text:p text:style-name="P25">The server, user id and password can be found in /etc/xcat/cfgloc file.</text:p>
      <text:p text:style-name="P18"/>
      <text:p text:style-name="P11"><text:s text:c="5"/><text:span text:style-name="T4">3. Configure the Service Node</text:span></text:p>
      <text:p text:style-name="P25"><text:s text:c="4"/>[Skip this step if there are no service nodes in the cluster.] </text:p>
      <text:p text:style-name="P25"><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3">Linux: <text:a xlink:type="simple" xlink:href="https://xcat.svn.sourceforge.net/svnroot/xcat/xcat-core/trunk/xCAT-client/share/doc/xCAT2-updatenode.pdf">xCAT2-updatenode.pdf</text:a></text:p>
      <text:p text:style-name="P26"><text:span text:style-name="T4">AIX: </text:span><text:a xlink:type="simple" xlink:href="https://xcat.svn.sourceforge.net/svnroot/xcat/xcat-core/trunk/xCAT-client/share/doc/xCAT2onAIXUpdates.pdf"><text:span text:style-name="T4">xCAT2onAIXUpdates.pdf</text:span></text:a></text:p>
      <text:p text:style-name="P26"><text:a xlink:type="simple" xlink:href="https://xcat.svn.sourceforge.net/svnroot/xcat/xcat-core/trunk/xCAT-client/share/doc/xCAT2onAIXUpdates.pdf"><text:span text:style-name="T4"/></text:a></text:p>
      <text:p text:style-name="P25">Then sync the odbcinst.ini and odbc.ini files to the service nodes:</text:p>
      <text:p text:style-name="P25">For AIX:</text:p>
      <text:p text:style-name="P26"><text:s text:c="4"/>xdcp service -v /etc/odbcinst.ini /etc/odbcinst.ini</text:p>
      <text:p text:style-name="P26"><text:s text:c="4"/>xdcp service <text:s/>-v /etc/odbc.ini /etc/odbc.ini</text:p>
      <text:p text:style-name="P26"><text:s text:c="4"/>xdcp service <text:s/>-v /.odbc.ini /.odbc.ini</text:p>
      <text:p text:style-name="P25"/>
      <text:p text:style-name="P25">For RH and Ferdora:</text:p>
      <text:p text:style-name="P26"><text:s text:c="4"/>xdcp service -v /etc/odbcinst.ini /etc/odbcinst.ini</text:p>
      <text:p text:style-name="P26"><text:s text:c="4"/>xdcp service <text:s/>-v /etc/odbc.ini /etc/odbc.ini</text:p>
      <text:p text:style-name="P26"><text:s text:c="4"/>xdcp service <text:s/>-v /root/.odbc.ini /root/.odbc.ini</text:p>
      <text:p text:style-name="P26"/>
      <text:p text:style-name="P25">For SLES</text:p>
      <text:p text:style-name="P26"><text:s text:c="4"/>xdcp service <text:s/>-v /etc/unixODBC/odbcinst.ini /etc/unixODBC/odbcinst.ini</text:p>
      <text:p text:style-name="P26"><text:s text:c="4"/>xdcp service <text:s/>-v /etc/unixODBC/odbc.ini /etc/unixODBC/odbc.ini</text:p>
      <text:p text:style-name="P26"><text:s text:c="4"/>xdcp service <text:s/>-v /root/.odbc.ini /root/.odbc.ini</text:p>
      <text:p text:style-name="P26"/>
      <text:p text:style-name="P25">where service is the node group name for all the service nodes.</text:p>
      <text:p text:style-name="P25"/>
      <text:p text:style-name="P12"><text:s text:c="5"/>4. Test ODBC</text:p>
      <text:p text:style-name="P12"><text:s text:c="13"/>As user root:</text:p>
      <text:p text:style-name="P26"><text:span text:style-name="T4"><text:s text:c="5"/></text:span>isql -v xCATDB</text:p>
      <text:p text:style-name="P25"><text:s/>As a <text:s/>non-root user:</text:p>
      <text:p text:style-name="P26"><text:span text:style-name="T4"><text:s text:c="5"/></text:span>isql -v xCATDB xcatadmin xcat201</text:p>
      <text:p text:style-name="P26"><text:s/><text:span text:style-name="T4">Please note that the path for isql command on AIX is /usr/local/bin. </text:span><text:s/></text:p>
      <text:p text:style-name="P26"/>
      <text:p text:style-name="P25"><text:soft-page-break/>Then</text:p>
      <text:p text:style-name="P27"><text:span text:style-name="T11"><text:s text:c="4"/></text:span><text:span text:style-name="T2">mysql &gt; SHOW TABLES;</text:span></text:p>
      <text:p text:style-name="P10"/>
      <text:p text:style-name="P24">To exit:</text:p>
      <text:p text:style-name="P114"><text:s text:c="3"/><text:span text:style-name="T10"><text:s/>mysql &gt; quit;</text:span></text:p>
      <text:p text:style-name="P114"><text:span text:style-name="T10"/></text:p>
      <text:p text:style-name="P114"><text:span text:style-name="T10"/></text:p>
      <text:h text:style-name="P156" text:outline-level="2" text:is-list-header="true"><text:span text:style-name="T12"/></text:h>
      <text:h text:style-name="P157" text:outline-level="2">Removing MySQL database</text:h>
      <text:p text:style-name="P153"/>
      <text:p text:style-name="Body_20_Text_20_First_20_Indent">To remove the database, <text:s/>first backup you copy:</text:p>
      <text:list text:style-name="L3" text:continue-numbering="true">
        <text:list-header>
          <text:p text:style-name="P127">mkdir -p ~/xcat-dbback</text:p>
          <text:p text:style-name="P127">dumpxCATdb -p ~/xcat-dbback</text:p>
          <text:p text:style-name="P127"/>
        </text:list-header>
      </text:list>
      <text:p text:style-name="Body_20_Text_20_First_20_Indent">Now remove the database:</text:p>
      <text:p text:style-name="Standard"><text:s text:c="25"/>On AIX:<text:span text:style-name="T2">/usr/local/mysql/bin/mysql <text:s/>-u root -p</text:span></text:p>
      <text:p text:style-name="P31"><text:s text:c="25"/><text:span text:style-name="T5">On Linux</text:span>: /usr/bin/mysql -u root -p</text:p>
      <text:list text:style-name="L2" text:continue-numbering="true">
        <text:list-header>
          <text:p text:style-name="P140"><text:s text:c="13"/>Enter password: <text:s text:c="2"/></text:p>
          <text:p text:style-name="P140"><text:s/></text:p>
        </text:list-header>
      </text:list>
      <text:p text:style-name="Standard"><text:s text:c="3"/>To drop the database, enter:</text:p>
      <text:p text:style-name="Standard"/>
      <text:p text:style-name="Standard"><text:s text:c="27"/>mysql&gt; drop database xcatdb; </text:p>
      <text:p text:style-name="Standard"/>
      <text:h text:style-name="P157" text:outline-level="2">References</text:h>
      <text:p text:style-name="P153"/>
      <text:list text:style-name="L4">
        <text:list-item>
          <text:p text:style-name="P154"><text:a xlink:type="simple" xlink:href="http://www.pantz.org/software/mysql/mysqlcommands.html">http://www.pantz.org/software/mysql/mysqlcommands.html</text:a></text:p>
        </text:list-item>
        <text:list-item>
          <text:p text:style-name="P154">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09-07-08T09:13:10</dc:date>
    <meta:print-date>2008-06-30T12:21:55</meta:print-date>
    <meta:editing-cycles>278</meta:editing-cycles>
    <meta:editing-duration>P5DT0H27M37S</meta:editing-duration>
    <meta:user-defined meta:name="Info 1"/>
    <meta:user-defined meta:name="Info 2"/>
    <meta:user-defined meta:name="Info 3"/>
    <meta:user-defined meta:name="Info 4"/>
    <meta:document-statistic meta:table-count="0" meta:image-count="0" meta:object-count="0" meta:page-count="9" meta:paragraph-count="233" meta:word-count="1804" meta:character-count="11429"/>
  </office:meta>
</office:document-meta>
</file>